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045848" calcext:value-type="float">
            <text:p>21045848</text:p>
          </table:table-cell>
          <table:table-cell office:value-type="float" office:value="150762200" calcext:value-type="float">
            <text:p>150762200</text:p>
          </table:table-cell>
          <table:table-cell office:value-type="float" office:value="78652712" calcext:value-type="float">
            <text:p>78652712</text:p>
          </table:table-cell>
          <table:table-cell office:value-type="float" office:value="65783888" calcext:value-type="float">
            <text:p>65783888</text:p>
          </table:table-cell>
          <table:table-cell office:value-type="float" office:value="45350992" calcext:value-type="float">
            <text:p>45350992</text:p>
          </table:table-cell>
          <table:table-cell/>
          <table:table-cell table:formula="of:=([.B2]-[.O$2])^2" office:value-type="float" office:value="29422678124.1595" calcext:value-type="float">
            <text:p>29422678124.1595</text:p>
          </table:table-cell>
          <table:table-cell table:formula="of:=([.C2]-[.P$2])^2" office:value-type="float" office:value="6353960755000.99" calcext:value-type="float">
            <text:p>6353960755000.99</text:p>
          </table:table-cell>
          <table:table-cell table:formula="of:=([.D2]-[.Q$2])^2" office:value-type="float" office:value="13081320376.9586" calcext:value-type="float">
            <text:p>13081320376.9586</text:p>
          </table:table-cell>
          <table:table-cell table:formula="of:=([.E2]-[.R$2])^2" office:value-type="float" office:value="5623440108.16022" calcext:value-type="float">
            <text:p>5623440108.16022</text:p>
          </table:table-cell>
          <table:table-cell table:formula="of:=([.F2]-[.S$2])^2" office:value-type="float" office:value="92197735424.6382" calcext:value-type="float">
            <text:p>92197735424.638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21217378.4" calcext:value-type="float">
            <text:p>21217378.4</text:p>
          </table:table-cell>
          <table:table-cell table:formula="of:=AVERAGE([.C2:.C11])" office:value-type="float" office:value="153282906.4" calcext:value-type="float">
            <text:p>153282906.4</text:p>
          </table:table-cell>
          <table:table-cell table:formula="of:=AVERAGE([.D2:.D11])" office:value-type="float" office:value="78767085.6" calcext:value-type="float">
            <text:p>78767085.6</text:p>
          </table:table-cell>
          <table:table-cell table:formula="of:=AVERAGE([.E2:.E11])" office:value-type="float" office:value="65858877.6" calcext:value-type="float">
            <text:p>65858877.6</text:p>
          </table:table-cell>
          <table:table-cell table:formula="of:=AVERAGE([.F2:.F11])" office:value-type="float" office:value="45654632.8" calcext:value-type="float">
            <text:p>45654632.8</text:p>
          </table:table-cell>
        </table:table-row>
        <table:table-row table:style-name="ro1">
          <table:table-cell/>
          <table:table-cell office:value-type="float" office:value="21113576" calcext:value-type="float">
            <text:p>21113576</text:p>
          </table:table-cell>
          <table:table-cell office:value-type="float" office:value="150849368" calcext:value-type="float">
            <text:p>150849368</text:p>
          </table:table-cell>
          <table:table-cell office:value-type="float" office:value="78654976" calcext:value-type="float">
            <text:p>78654976</text:p>
          </table:table-cell>
          <table:table-cell office:value-type="float" office:value="65786392" calcext:value-type="float">
            <text:p>65786392</text:p>
          </table:table-cell>
          <table:table-cell office:value-type="float" office:value="45420272" calcext:value-type="float">
            <text:p>45420272</text:p>
          </table:table-cell>
          <table:table-cell/>
          <table:table-cell table:formula="of:=([.B3]-[.O$2])^2" office:value-type="float" office:value="10774938245.7597" calcext:value-type="float">
            <text:p>10774938245.7597</text:p>
          </table:table-cell>
          <table:table-cell table:formula="of:=([.C3]-[.P$2])^2" office:value-type="float" office:value="5922109144274.59" calcext:value-type="float">
            <text:p>5922109144274.59</text:p>
          </table:table-cell>
          <table:table-cell table:formula="of:=([.D3]-[.Q$2])^2" office:value-type="float" office:value="12568562412.1587" calcext:value-type="float">
            <text:p>12568562412.1587</text:p>
          </table:table-cell>
          <table:table-cell table:formula="of:=([.E3]-[.R$2])^2" office:value-type="float" office:value="5254162207.36022" calcext:value-type="float">
            <text:p>5254162207.36022</text:p>
          </table:table-cell>
          <table:table-cell table:formula="of:=([.F3]-[.S$2])^2" office:value-type="float" office:value="54924984576.6386" calcext:value-type="float">
            <text:p>54924984576.6386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12811921139.84" calcext:value-type="float">
            <text:p>12811921139.84</text:p>
          </table:table-cell>
          <table:table-cell table:formula="of:=SUM([.I2:.I11])/10" office:value-type="float" office:value="6035472137459.84" calcext:value-type="float">
            <text:p>6035472137459.84</text:p>
          </table:table-cell>
          <table:table-cell table:formula="of:=SUM([.J2:.J11])/10" office:value-type="float" office:value="18357431091.84" calcext:value-type="float">
            <text:p>18357431091.84</text:p>
          </table:table-cell>
          <table:table-cell table:formula="of:=SUM([.K2:.K11])/10" office:value-type="float" office:value="4001445696.64" calcext:value-type="float">
            <text:p>4001445696.64</text:p>
          </table:table-cell>
          <table:table-cell table:formula="of:=SUM([.L2:.L11])/10" office:value-type="float" office:value="35623184440.96" calcext:value-type="float">
            <text:p>35623184440.96</text:p>
          </table:table-cell>
        </table:table-row>
        <table:table-row table:style-name="ro1">
          <table:table-cell/>
          <table:table-cell office:value-type="float" office:value="21161336" calcext:value-type="float">
            <text:p>21161336</text:p>
          </table:table-cell>
          <table:table-cell office:value-type="float" office:value="150954224" calcext:value-type="float">
            <text:p>150954224</text:p>
          </table:table-cell>
          <table:table-cell office:value-type="float" office:value="78661192" calcext:value-type="float">
            <text:p>78661192</text:p>
          </table:table-cell>
          <table:table-cell office:value-type="float" office:value="65806528" calcext:value-type="float">
            <text:p>65806528</text:p>
          </table:table-cell>
          <table:table-cell office:value-type="float" office:value="45546152" calcext:value-type="float">
            <text:p>45546152</text:p>
          </table:table-cell>
          <table:table-cell/>
          <table:table-cell table:formula="of:=([.B4]-[.O$2])^2" office:value-type="float" office:value="3140750597.75983" calcext:value-type="float">
            <text:p>3140750597.75983</text:p>
          </table:table-cell>
          <table:table-cell table:formula="of:=([.C4]-[.P$2])^2" office:value-type="float" office:value="5422761720069.79" calcext:value-type="float">
            <text:p>5422761720069.79</text:p>
          </table:table-cell>
          <table:table-cell table:formula="of:=([.D4]-[.Q$2])^2" office:value-type="float" office:value="11213454520.9587" calcext:value-type="float">
            <text:p>11213454520.9587</text:p>
          </table:table-cell>
          <table:table-cell table:formula="of:=([.E4]-[.R$2])^2" office:value-type="float" office:value="2740480620.16016" calcext:value-type="float">
            <text:p>2740480620.16016</text:p>
          </table:table-cell>
          <table:table-cell table:formula="of:=([.F4]-[.S$2])^2" office:value-type="float" office:value="11768083968.6394" calcext:value-type="float">
            <text:p>11768083968.63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7712" calcext:value-type="float">
            <text:p>21167712</text:p>
          </table:table-cell>
          <table:table-cell office:value-type="float" office:value="151327224" calcext:value-type="float">
            <text:p>151327224</text:p>
          </table:table-cell>
          <table:table-cell office:value-type="float" office:value="78683920" calcext:value-type="float">
            <text:p>78683920</text:p>
          </table:table-cell>
          <table:table-cell office:value-type="float" office:value="65827648" calcext:value-type="float">
            <text:p>65827648</text:p>
          </table:table-cell>
          <table:table-cell office:value-type="float" office:value="45595472" calcext:value-type="float">
            <text:p>45595472</text:p>
          </table:table-cell>
          <table:table-cell/>
          <table:table-cell table:formula="of:=([.B5]-[.O$2])^2" office:value-type="float" office:value="2466751288.95985" calcext:value-type="float">
            <text:p>2466751288.95985</text:p>
          </table:table-cell>
          <table:table-cell table:formula="of:=([.C5]-[.P$2])^2" office:value-type="float" office:value="3824693649669.78" calcext:value-type="float">
            <text:p>3824693649669.78</text:p>
          </table:table-cell>
          <table:table-cell table:formula="of:=([.D5]-[.Q$2])^2" office:value-type="float" office:value="6916517023.35901" calcext:value-type="float">
            <text:p>6916517023.35901</text:p>
          </table:table-cell>
          <table:table-cell table:formula="of:=([.E5]-[.R$2])^2" office:value-type="float" office:value="975287916.160093" calcext:value-type="float">
            <text:p>975287916.160093</text:p>
          </table:table-cell>
          <table:table-cell table:formula="of:=([.F5]-[.S$2])^2" office:value-type="float" office:value="3500000256.63965" calcext:value-type="float">
            <text:p>3500000256.63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153075008" calcext:value-type="float">
            <text:p>153075008</text:p>
          </table:table-cell>
          <table:table-cell office:value-type="float" office:value="78684320" calcext:value-type="float">
            <text:p>78684320</text:p>
          </table:table-cell>
          <table:table-cell office:value-type="float" office:value="65831128" calcext:value-type="float">
            <text:p>65831128</text:p>
          </table:table-cell>
          <table:table-cell office:value-type="float" office:value="45627056" calcext:value-type="float">
            <text:p>45627056</text:p>
          </table:table-cell>
          <table:table-cell/>
          <table:table-cell table:formula="of:=([.B6]-[.O$2])^2" office:value-type="float" office:value="2750290.55999506" calcext:value-type="float">
            <text:p>2750290.55999506</text:p>
          </table:table-cell>
          <table:table-cell table:formula="of:=([.C6]-[.P$2])^2" office:value-type="float" office:value="43221744722.5625" calcext:value-type="float">
            <text:p>43221744722.5625</text:p>
          </table:table-cell>
          <table:table-cell table:formula="of:=([.D6]-[.Q$2])^2" office:value-type="float" office:value="6850144543.35901" calcext:value-type="float">
            <text:p>6850144543.35901</text:p>
          </table:table-cell>
          <table:table-cell table:formula="of:=([.E6]-[.R$2])^2" office:value-type="float" office:value="770040300.160083" calcext:value-type="float">
            <text:p>770040300.160083</text:p>
          </table:table-cell>
          <table:table-cell table:formula="of:=([.F6]-[.S$2])^2" office:value-type="float" office:value="760479898.239836" calcext:value-type="float">
            <text:p>760479898.239836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217512" calcext:value-type="float">
            <text:p>21217512</text:p>
          </table:table-cell>
          <table:table-cell office:value-type="float" office:value="153523000" calcext:value-type="float">
            <text:p>153523000</text:p>
          </table:table-cell>
          <table:table-cell office:value-type="float" office:value="78692824" calcext:value-type="float">
            <text:p>78692824</text:p>
          </table:table-cell>
          <table:table-cell office:value-type="float" office:value="65851416" calcext:value-type="float">
            <text:p>65851416</text:p>
          </table:table-cell>
          <table:table-cell office:value-type="float" office:value="45656456" calcext:value-type="float">
            <text:p>45656456</text:p>
          </table:table-cell>
          <table:table-cell/>
          <table:table-cell table:formula="of:=([.B7]-[.O$2])^2" office:value-type="float" office:value="17848.9600003982" calcext:value-type="float">
            <text:p>17848.9600003982</text:p>
          </table:table-cell>
          <table:table-cell table:formula="of:=([.C7]-[.P$2])^2" office:value-type="float" office:value="57644936760.9571" calcext:value-type="float">
            <text:p>57644936760.9571</text:p>
          </table:table-cell>
          <table:table-cell table:formula="of:=([.D7]-[.Q$2])^2" office:value-type="float" office:value="5514785234.55911" calcext:value-type="float">
            <text:p>5514785234.55911</text:p>
          </table:table-cell>
          <table:table-cell table:formula="of:=([.E7]-[.R$2])^2" office:value-type="float" office:value="55675474.5600222" calcext:value-type="float">
            <text:p>55675474.5600222</text:p>
          </table:table-cell>
          <table:table-cell table:formula="of:=([.F7]-[.S$2])^2" office:value-type="float" office:value="3324058.24001087" calcext:value-type="float">
            <text:p>3324058.24001087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21203596" calcext:value-type="float">
            <text:p>21203596</text:p>
          </table:table-cell>
          <table:table-cell table:formula="of:=AVERAGE([.C4:.C9])" office:value-type="float" office:value="152921481.333333" calcext:value-type="float">
            <text:p>152921481.333333</text:p>
          </table:table-cell>
          <table:table-cell table:formula="of:=AVERAGE([.D4:.D9])" office:value-type="float" office:value="78727942.6666667" calcext:value-type="float">
            <text:p>78727942.6666667</text:p>
          </table:table-cell>
          <table:table-cell table:formula="of:=AVERAGE([.E4:.E9])" office:value-type="float" office:value="65849976" calcext:value-type="float">
            <text:p>65849976</text:p>
          </table:table-cell>
          <table:table-cell table:formula="of:=AVERAGE([.F4:.F9])" office:value-type="float" office:value="45649204" calcext:value-type="float">
            <text:p>45649204</text:p>
          </table:table-cell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154257952" calcext:value-type="float">
            <text:p>154257952</text:p>
          </table:table-cell>
          <table:table-cell office:value-type="float" office:value="78739056" calcext:value-type="float">
            <text:p>78739056</text:p>
          </table:table-cell>
          <table:table-cell office:value-type="float" office:value="65868024" calcext:value-type="float">
            <text:p>65868024</text:p>
          </table:table-cell>
          <table:table-cell office:value-type="float" office:value="45660832" calcext:value-type="float">
            <text:p>45660832</text:p>
          </table:table-cell>
          <table:table-cell/>
          <table:table-cell table:formula="of:=([.B8]-[.O$2])^2" office:value-type="float" office:value="20481055.3600135" calcext:value-type="float">
            <text:p>20481055.3600135</text:p>
          </table:table-cell>
          <table:table-cell table:formula="of:=([.C8]-[.P$2])^2" office:value-type="float" office:value="950713922079.348" calcext:value-type="float">
            <text:p>950713922079.348</text:p>
          </table:table-cell>
          <table:table-cell table:formula="of:=([.D8]-[.Q$2])^2" office:value-type="float" office:value="785658476.159666" calcext:value-type="float">
            <text:p>785658476.159666</text:p>
          </table:table-cell>
          <table:table-cell table:formula="of:=([.E8]-[.R$2])^2" office:value-type="float" office:value="83656632.9599727" calcext:value-type="float">
            <text:p>83656632.9599727</text:p>
          </table:table-cell>
          <table:table-cell table:formula="of:=([.F8]-[.S$2])^2" office:value-type="float" office:value="38430080.6400369" calcext:value-type="float">
            <text:p>38430080.6400369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753911908.319969" calcext:value-type="float">
            <text:p>753911908.319969</text:p>
          </table:table-cell>
          <table:table-cell table:formula="of:=SUM([.I4:.I9])/8" office:value-type="float" office:value="1440996424989.92" calcext:value-type="float">
            <text:p>1440996424989.92</text:p>
          </table:table-cell>
          <table:table-cell table:formula="of:=SUM([.J4:.J9])/8" office:value-type="float" office:value="6334182721.11965" calcext:value-type="float">
            <text:p>6334182721.11965</text:p>
          </table:table-cell>
          <table:table-cell table:formula="of:=SUM([.K4:.K9])/8" office:value-type="float" office:value="973431085.92002" calcext:value-type="float">
            <text:p>973431085.92002</text:p>
          </table:table-cell>
          <table:table-cell table:formula="of:=SUM([.L4:.L9])/8" office:value-type="float" office:value="4997331530.07998" calcext:value-type="float">
            <text:p>4997331530.07998</text:p>
          </table:table-cell>
        </table:table-row>
        <table:table-row table:style-name="ro1">
          <table:table-cell/>
          <table:table-cell office:value-type="float" office:value="21237392" calcext:value-type="float">
            <text:p>21237392</text:p>
          </table:table-cell>
          <table:table-cell office:value-type="float" office:value="154391480" calcext:value-type="float">
            <text:p>154391480</text:p>
          </table:table-cell>
          <table:table-cell office:value-type="float" office:value="78906344" calcext:value-type="float">
            <text:p>78906344</text:p>
          </table:table-cell>
          <table:table-cell office:value-type="float" office:value="65915112" calcext:value-type="float">
            <text:p>65915112</text:p>
          </table:table-cell>
          <table:table-cell office:value-type="float" office:value="45809256" calcext:value-type="float">
            <text:p>45809256</text:p>
          </table:table-cell>
          <table:table-cell/>
          <table:table-cell table:formula="of:=([.B9]-[.O$2])^2" office:value-type="float" office:value="400544184.96006" calcext:value-type="float">
            <text:p>400544184.96006</text:p>
          </table:table-cell>
          <table:table-cell table:formula="of:=([.C9]-[.P$2])^2" office:value-type="float" office:value="1228935426616.95" calcext:value-type="float">
            <text:p>1228935426616.95</text:p>
          </table:table-cell>
          <table:table-cell table:formula="of:=([.D9]-[.Q$2])^2" office:value-type="float" office:value="19392901970.5617" calcext:value-type="float">
            <text:p>19392901970.5617</text:p>
          </table:table-cell>
          <table:table-cell table:formula="of:=([.E9]-[.R$2])^2" office:value-type="float" office:value="3162307743.35983" calcext:value-type="float">
            <text:p>3162307743.35983</text:p>
          </table:table-cell>
          <table:table-cell table:formula="of:=([.F9]-[.S$2])^2" office:value-type="float" office:value="23908333978.2409" calcext:value-type="float">
            <text:p>23908333978.24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02056" calcext:value-type="float">
            <text:p>21302056</text:p>
          </table:table-cell>
          <table:table-cell office:value-type="float" office:value="154479608" calcext:value-type="float">
            <text:p>154479608</text:p>
          </table:table-cell>
          <table:table-cell office:value-type="float" office:value="78977344" calcext:value-type="float">
            <text:p>78977344</text:p>
          </table:table-cell>
          <table:table-cell office:value-type="float" office:value="65935112" calcext:value-type="float">
            <text:p>65935112</text:p>
          </table:table-cell>
          <table:table-cell office:value-type="float" office:value="45883560" calcext:value-type="float">
            <text:p>45883560</text:p>
          </table:table-cell>
          <table:table-cell/>
          <table:table-cell table:formula="of:=([.B10]-[.O$2])^2" office:value-type="float" office:value="7170295941.76025" calcext:value-type="float">
            <text:p>7170295941.76025</text:p>
          </table:table-cell>
          <table:table-cell table:formula="of:=([.C10]-[.P$2])^2" office:value-type="float" office:value="1432094719442.55" calcext:value-type="float">
            <text:p>1432094719442.55</text:p>
          </table:table-cell>
          <table:table-cell table:formula="of:=([.D10]-[.Q$2])^2" office:value-type="float" office:value="44208594770.5625" calcext:value-type="float">
            <text:p>44208594770.5625</text:p>
          </table:table-cell>
          <table:table-cell table:formula="of:=([.E10]-[.R$2])^2" office:value-type="float" office:value="5811683743.35977" calcext:value-type="float">
            <text:p>5811683743.35977</text:p>
          </table:table-cell>
          <table:table-cell table:formula="of:=([.F10]-[.S$2])^2" office:value-type="float" office:value="52407662899.8414" calcext:value-type="float">
            <text:p>52407662899.84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90728" calcext:value-type="float">
            <text:p>21490728</text:p>
          </table:table-cell>
          <table:table-cell office:value-type="float" office:value="159209000" calcext:value-type="float">
            <text:p>159209000</text:p>
          </table:table-cell>
          <table:table-cell office:value-type="float" office:value="79018168" calcext:value-type="float">
            <text:p>79018168</text:p>
          </table:table-cell>
          <table:table-cell office:value-type="float" office:value="65983528" calcext:value-type="float">
            <text:p>65983528</text:p>
          </table:table-cell>
          <table:table-cell office:value-type="float" office:value="45996280" calcext:value-type="float">
            <text:p>45996280</text:p>
          </table:table-cell>
          <table:table-cell/>
          <table:table-cell table:formula="of:=([.B11]-[.O$2])^2" office:value-type="float" office:value="74720003820.1608" calcext:value-type="float">
            <text:p>74720003820.1608</text:p>
          </table:table-cell>
          <table:table-cell table:formula="of:=([.C11]-[.P$2])^2" office:value-type="float" office:value="35118585355960.9" calcext:value-type="float">
            <text:p>35118585355960.9</text:p>
          </table:table-cell>
          <table:table-cell table:formula="of:=([.D11]-[.Q$2])^2" office:value-type="float" office:value="63042371589.763" calcext:value-type="float">
            <text:p>63042371589.763</text:p>
          </table:table-cell>
          <table:table-cell table:formula="of:=([.E11]-[.R$2])^2" office:value-type="float" office:value="15537722220.1596" calcext:value-type="float">
            <text:p>15537722220.1596</text:p>
          </table:table-cell>
          <table:table-cell table:formula="of:=([.F11]-[.S$2])^2" office:value-type="float" office:value="116722809267.842" calcext:value-type="float">
            <text:p>116722809267.842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47083712" calcext:value-type="float">
            <text:p>47083712</text:p>
          </table:table-cell>
          <table:table-cell office:value-type="float" office:value="338475360" calcext:value-type="float">
            <text:p>338475360</text:p>
          </table:table-cell>
          <table:table-cell office:value-type="float" office:value="155640448" calcext:value-type="float">
            <text:p>155640448</text:p>
          </table:table-cell>
          <table:table-cell office:value-type="float" office:value="170783888" calcext:value-type="float">
            <text:p>170783888</text:p>
          </table:table-cell>
          <table:table-cell office:value-type="float" office:value="108827880" calcext:value-type="float">
            <text:p>108827880</text:p>
          </table:table-cell>
          <table:table-cell/>
          <table:table-cell table:formula="of:=([.B15]-[.O$15])^2" office:value-type="float" office:value="955111607814400" calcext:value-type="float">
            <text:p>955111607814400</text:p>
          </table:table-cell>
          <table:table-cell table:formula="of:=([.C15]-[.P$15])^2" office:value-type="float" office:value="2.89548903428569E+016" calcext:value-type="float">
            <text:p>28954890342856900</text:p>
          </table:table-cell>
          <table:table-cell table:formula="of:=([.D15]-[.Q$15])^2" office:value-type="float" office:value="2.02783004400809E+016" calcext:value-type="float">
            <text:p>20278300440080900</text:p>
          </table:table-cell>
          <table:table-cell table:formula="of:=([.E15]-[.R$15])^2" office:value-type="float" office:value="2.72831871534275E+015" calcext:value-type="float">
            <text:p>2728318715342750</text:p>
          </table:table-cell>
          <table:table-cell table:formula="of:=([.F15]-[.S$15])^2" office:value-type="float" office:value="7.41639425098531E+015" calcext:value-type="float">
            <text:p>7416394250985310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15:.B24])" office:value-type="float" office:value="77988592" calcext:value-type="float">
            <text:p>77988592</text:p>
          </table:table-cell>
          <table:table-cell table:formula="of:=AVERAGE([.C15:.C24])" office:value-type="float" office:value="508636725.6" calcext:value-type="float">
            <text:p>508636725.6</text:p>
          </table:table-cell>
          <table:table-cell table:formula="of:=AVERAGE([.D15:.D24])" office:value-type="float" office:value="298042345.6" calcext:value-type="float">
            <text:p>298042345.6</text:p>
          </table:table-cell>
          <table:table-cell table:formula="of:=AVERAGE([.E15:.E24])" office:value-type="float" office:value="223017198.4" calcext:value-type="float">
            <text:p>223017198.4</text:p>
          </table:table-cell>
          <table:table-cell table:formula="of:=AVERAGE([.F15:.F24])" office:value-type="float" office:value="194946369.6" calcext:value-type="float">
            <text:p>194946369.6</text:p>
          </table:table-cell>
        </table:table-row>
        <table:table-row table:style-name="ro1">
          <table:table-cell/>
          <table:table-cell office:value-type="float" office:value="53030736" calcext:value-type="float">
            <text:p>53030736</text:p>
          </table:table-cell>
          <table:table-cell office:value-type="float" office:value="341132568" calcext:value-type="float">
            <text:p>341132568</text:p>
          </table:table-cell>
          <table:table-cell office:value-type="float" office:value="216400128" calcext:value-type="float">
            <text:p>216400128</text:p>
          </table:table-cell>
          <table:table-cell office:value-type="float" office:value="171053544" calcext:value-type="float">
            <text:p>171053544</text:p>
          </table:table-cell>
          <table:table-cell office:value-type="float" office:value="111262392" calcext:value-type="float">
            <text:p>111262392</text:p>
          </table:table-cell>
          <table:table-cell/>
          <table:table-cell table:formula="of:=([.B16]-[.O$15])^2" office:value-type="float" office:value="622894576116736" calcext:value-type="float">
            <text:p>622894576116736</text:p>
          </table:table-cell>
          <table:table-cell table:formula="of:=([.C16]-[.P$15])^2" office:value-type="float" office:value="2.80576428132856E+016" calcext:value-type="float">
            <text:p>28057642813285600</text:p>
          </table:table-cell>
          <table:table-cell table:formula="of:=([.D16]-[.Q$15])^2" office:value-type="float" office:value="6.66545169464575E+015" calcext:value-type="float">
            <text:p>6665451694645750</text:p>
          </table:table-cell>
          <table:table-cell table:formula="of:=([.E16]-[.R$15])^2" office:value-type="float" office:value="2.70022137860264E+015" calcext:value-type="float">
            <text:p>2700221378602640</text:p>
          </table:table-cell>
          <table:table-cell table:formula="of:=([.F16]-[.S$15])^2" office:value-type="float" office:value="7.0030081069573E+015" calcext:value-type="float">
            <text:p>7003008106957300</text:p>
          </table:table-cell>
          <table:table-cell/>
          <table:table-cell office:value-type="string" calcext:value-type="string">
            <text:p>varianza</text:p>
          </table:table-cell>
          <table:table-cell table:formula="of:=SUM([.H15:.H24])/10" office:value-type="float" office:value="539888296263706" calcext:value-type="float">
            <text:p>539888296263706</text:p>
          </table:table-cell>
          <table:table-cell table:formula="of:=SUM([.I15:.I24])/10" office:value-type="float" office:value="1.29469931492019E+016" calcext:value-type="float">
            <text:p>12946993149201900</text:p>
          </table:table-cell>
          <table:table-cell table:formula="of:=SUM([.J15:.J24])/10" office:value-type="float" office:value="4.5125495416634E+015" calcext:value-type="float">
            <text:p>4512549541663400</text:p>
          </table:table-cell>
          <table:table-cell table:formula="of:=SUM([.K15:.K24])/10" office:value-type="float" office:value="2.74860610653902E+015" calcext:value-type="float">
            <text:p>2748606106539020</text:p>
          </table:table-cell>
          <table:table-cell table:formula="of:=SUM([.L15:.L24])/10" office:value-type="float" office:value="3.53715218123669E+015" calcext:value-type="float">
            <text:p>3537152181236690</text:p>
          </table:table-cell>
        </table:table-row>
        <table:table-row table:style-name="ro1">
          <table:table-cell/>
          <table:table-cell office:value-type="float" office:value="62176832" calcext:value-type="float">
            <text:p>62176832</text:p>
          </table:table-cell>
          <table:table-cell office:value-type="float" office:value="398766992" calcext:value-type="float">
            <text:p>398766992</text:p>
          </table:table-cell>
          <table:table-cell office:value-type="float" office:value="245655848" calcext:value-type="float">
            <text:p>245655848</text:p>
          </table:table-cell>
          <table:table-cell office:value-type="float" office:value="174818840" calcext:value-type="float">
            <text:p>174818840</text:p>
          </table:table-cell>
          <table:table-cell office:value-type="float" office:value="147183072" calcext:value-type="float">
            <text:p>147183072</text:p>
          </table:table-cell>
          <table:table-cell/>
          <table:table-cell table:formula="of:=([.B17]-[.O$15])^2" office:value-type="float" office:value="250011754297600" calcext:value-type="float">
            <text:p>250011754297600</text:p>
          </table:table-cell>
          <table:table-cell table:formula="of:=([.C17]-[.P$15])^2" office:value-type="float" office:value="1.2071358361335E+016" calcext:value-type="float">
            <text:p>12071358361335000</text:p>
          </table:table-cell>
          <table:table-cell table:formula="of:=([.D17]-[.Q$15])^2" office:value-type="float" office:value="2.74434513079481E+015" calcext:value-type="float">
            <text:p>2744345130794810</text:p>
          </table:table-cell>
          <table:table-cell table:formula="of:=([.E17]-[.R$15])^2" office:value-type="float" office:value="2.32308175245485E+015" calcext:value-type="float">
            <text:p>2323081752454850</text:p>
          </table:table-cell>
          <table:table-cell table:formula="of:=([.F17]-[.S$15])^2" office:value-type="float" office:value="2.28133259762616E+015" calcext:value-type="float">
            <text:p>22813325976261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462576" calcext:value-type="float">
            <text:p>64462576</text:p>
          </table:table-cell>
          <table:table-cell office:value-type="float" office:value="441542568" calcext:value-type="float">
            <text:p>441542568</text:p>
          </table:table-cell>
          <table:table-cell office:value-type="float" office:value="301915504" calcext:value-type="float">
            <text:p>301915504</text:p>
          </table:table-cell>
          <table:table-cell office:value-type="float" office:value="180251224" calcext:value-type="float">
            <text:p>180251224</text:p>
          </table:table-cell>
          <table:table-cell office:value-type="float" office:value="168197696" calcext:value-type="float">
            <text:p>168197696</text:p>
          </table:table-cell>
          <table:table-cell/>
          <table:table-cell table:formula="of:=([.B18]-[.O$15])^2" office:value-type="float" office:value="182953108832256" calcext:value-type="float">
            <text:p>182953108832256</text:p>
          </table:table-cell>
          <table:table-cell table:formula="of:=([.C18]-[.P$15])^2" office:value-type="float" office:value="4.50162598405364E+015" calcext:value-type="float">
            <text:p>4501625984053640</text:p>
          </table:table-cell>
          <table:table-cell table:formula="of:=([.D18]-[.Q$15])^2" office:value-type="float" office:value="15001355991490.4" calcext:value-type="float">
            <text:p>15001355991490.4</text:p>
          </table:table-cell>
          <table:table-cell table:formula="of:=([.E18]-[.R$15])^2" office:value-type="float" office:value="1.82892856638146E+015" calcext:value-type="float">
            <text:p>1828928566381460</text:p>
          </table:table-cell>
          <table:table-cell table:formula="of:=([.F18]-[.S$15])^2" office:value-type="float" office:value="715491539359337" calcext:value-type="float">
            <text:p>7154915393593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45264" calcext:value-type="float">
            <text:p>69545264</text:p>
          </table:table-cell>
          <table:table-cell office:value-type="float" office:value="510802792" calcext:value-type="float">
            <text:p>510802792</text:p>
          </table:table-cell>
          <table:table-cell office:value-type="float" office:value="310050848" calcext:value-type="float">
            <text:p>310050848</text:p>
          </table:table-cell>
          <table:table-cell office:value-type="float" office:value="187199072" calcext:value-type="float">
            <text:p>187199072</text:p>
          </table:table-cell>
          <table:table-cell office:value-type="float" office:value="187186880" calcext:value-type="float">
            <text:p>187186880</text:p>
          </table:table-cell>
          <table:table-cell/>
          <table:table-cell table:formula="of:=([.B19]-[.O$15])^2" office:value-type="float" office:value="71289787715584" calcext:value-type="float">
            <text:p>71289787715584</text:p>
          </table:table-cell>
          <table:table-cell table:formula="of:=([.C19]-[.P$15])^2" office:value-type="float" office:value="4691843649208.86" calcext:value-type="float">
            <text:p>4691843649208.86</text:p>
          </table:table-cell>
          <table:table-cell table:formula="of:=([.D19]-[.Q$15])^2" office:value-type="float" office:value="144204129890805" calcext:value-type="float">
            <text:p>144204129890805</text:p>
          </table:table-cell>
          <table:table-cell table:formula="of:=([.E19]-[.R$15])^2" office:value-type="float" office:value="1.28293817880638E+015" calcext:value-type="float">
            <text:p>1282938178806380</text:p>
          </table:table-cell>
          <table:table-cell table:formula="of:=([.F19]-[.S$15])^2" office:value-type="float" office:value="60209678852508.1" calcext:value-type="float">
            <text:p>60209678852508.1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71890264" calcext:value-type="float">
            <text:p>71890264</text:p>
          </table:table-cell>
          <table:table-cell office:value-type="float" office:value="563237792" calcext:value-type="float">
            <text:p>563237792</text:p>
          </table:table-cell>
          <table:table-cell office:value-type="float" office:value="327411752" calcext:value-type="float">
            <text:p>327411752</text:p>
          </table:table-cell>
          <table:table-cell office:value-type="float" office:value="232448096" calcext:value-type="float">
            <text:p>232448096</text:p>
          </table:table-cell>
          <table:table-cell office:value-type="float" office:value="192979440" calcext:value-type="float">
            <text:p>192979440</text:p>
          </table:table-cell>
          <table:table-cell/>
          <table:table-cell table:formula="of:=([.B20]-[.O$15])^2" office:value-type="float" office:value="37189604395584" calcext:value-type="float">
            <text:p>37189604395584</text:p>
          </table:table-cell>
          <table:table-cell table:formula="of:=([.C20]-[.P$15])^2" office:value-type="float" office:value="2.98127645201721E+015" calcext:value-type="float">
            <text:p>2981276452017210</text:p>
          </table:table-cell>
          <table:table-cell table:formula="of:=([.D20]-[.Q$15])^2" office:value-type="float" office:value="862562032288360" calcext:value-type="float">
            <text:p>862562032288360</text:p>
          </table:table-cell>
          <table:table-cell table:formula="of:=([.E20]-[.R$15])^2" office:value-type="float" office:value="88941829541685.6" calcext:value-type="float">
            <text:p>88941829541685.6</text:p>
          </table:table-cell>
          <table:table-cell table:formula="of:=([.F20]-[.S$15])^2" office:value-type="float" office:value="3868812051356.14" calcext:value-type="float">
            <text:p>3868812051356.14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17:.B22])" office:value-type="float" office:value="74661478.6666667" calcext:value-type="float">
            <text:p>74661478.6666667</text:p>
          </table:table-cell>
          <table:table-cell table:formula="of:=AVERAGE([.C17:.C22])" office:value-type="float" office:value="523653848" calcext:value-type="float">
            <text:p>523653848</text:p>
          </table:table-cell>
          <table:table-cell table:formula="of:=AVERAGE([.D17:.D22])" office:value-type="float" office:value="311314229.333333" calcext:value-type="float">
            <text:p>311314229.333333</text:p>
          </table:table-cell>
          <table:table-cell table:formula="of:=AVERAGE([.E17:.E22])" office:value-type="float" office:value="211787348" calcext:value-type="float">
            <text:p>211787348</text:p>
          </table:table-cell>
          <table:table-cell table:formula="of:=AVERAGE([.F17:.F22])" office:value-type="float" office:value="195542256" calcext:value-type="float">
            <text:p>195542256</text:p>
          </table:table-cell>
        </table:table-row>
        <table:table-row table:style-name="ro1">
          <table:table-cell/>
          <table:table-cell office:value-type="float" office:value="83915976" calcext:value-type="float">
            <text:p>83915976</text:p>
          </table:table-cell>
          <table:table-cell office:value-type="float" office:value="606794024" calcext:value-type="float">
            <text:p>606794024</text:p>
          </table:table-cell>
          <table:table-cell office:value-type="float" office:value="337058160" calcext:value-type="float">
            <text:p>337058160</text:p>
          </table:table-cell>
          <table:table-cell office:value-type="float" office:value="241935776" calcext:value-type="float">
            <text:p>241935776</text:p>
          </table:table-cell>
          <table:table-cell office:value-type="float" office:value="234653480" calcext:value-type="float">
            <text:p>234653480</text:p>
          </table:table-cell>
          <table:table-cell/>
          <table:table-cell table:formula="of:=([.B21]-[.O$15])^2" office:value-type="float" office:value="35133881083456" calcext:value-type="float">
            <text:p>35133881083456</text:p>
          </table:table-cell>
          <table:table-cell table:formula="of:=([.C21]-[.P$15])^2" office:value-type="float" office:value="9.63485522918664E+015" calcext:value-type="float">
            <text:p>9634855229186640</text:p>
          </table:table-cell>
          <table:table-cell table:formula="of:=([.D21]-[.Q$15])^2" office:value-type="float" office:value="1.52223377329525E+015" calcext:value-type="float">
            <text:p>1522233773295250</text:p>
          </table:table-cell>
          <table:table-cell table:formula="of:=([.E21]-[.R$15])^2" office:value-type="float" office:value="357912578407222" calcext:value-type="float">
            <text:p>357912578407222</text:p>
          </table:table-cell>
          <table:table-cell table:formula="of:=([.F21]-[.S$15])^2" office:value-type="float" office:value="1.57665461631779E+015" calcext:value-type="float">
            <text:p>1576654616317790</text:p>
          </table:table-cell>
          <table:table-cell/>
          <table:table-cell office:value-type="string" calcext:value-type="string">
            <text:p>varianza</text:p>
          </table:table-cell>
          <table:table-cell table:formula="of:=SUM([.H17:.H22])/8" office:value-type="float" office:value="112524437170488" calcext:value-type="float">
            <text:p>112524437170488</text:p>
          </table:table-cell>
          <table:table-cell table:formula="of:=SUM([.I17:.I22])/8" office:value-type="float" office:value="5.22120995438613E+015" calcext:value-type="float">
            <text:p>5221209954386130</text:p>
          </table:table-cell>
          <table:table-cell table:formula="of:=SUM([.J17:.J22])/8" office:value-type="float" office:value="946062078788021" calcext:value-type="float">
            <text:p>946062078788021</text:p>
          </table:table-cell>
          <table:table-cell table:formula="of:=SUM([.K17:.K22])/8" office:value-type="float" office:value="855768308502301" calcext:value-type="float">
            <text:p>855768308502301</text:p>
          </table:table-cell>
          <table:table-cell table:formula="of:=SUM([.L17:.L22])/8" office:value-type="float" office:value="868975256728255" calcext:value-type="float">
            <text:p>868975256728255</text:p>
          </table:table-cell>
        </table:table-row>
        <table:table-row table:style-name="ro1">
          <table:table-cell/>
          <table:table-cell office:value-type="float" office:value="95977960" calcext:value-type="float">
            <text:p>95977960</text:p>
          </table:table-cell>
          <table:table-cell office:value-type="float" office:value="620778920" calcext:value-type="float">
            <text:p>620778920</text:p>
          </table:table-cell>
          <table:table-cell office:value-type="float" office:value="345793264" calcext:value-type="float">
            <text:p>345793264</text:p>
          </table:table-cell>
          <table:table-cell office:value-type="float" office:value="254071080" calcext:value-type="float">
            <text:p>254071080</text:p>
          </table:table-cell>
          <table:table-cell office:value-type="float" office:value="243052968" calcext:value-type="float">
            <text:p>243052968</text:p>
          </table:table-cell>
          <table:table-cell/>
          <table:table-cell table:formula="of:=([.B22]-[.O$15])^2" office:value-type="float" office:value="323617361039424" calcext:value-type="float">
            <text:p>323617361039424</text:p>
          </table:table-cell>
          <table:table-cell table:formula="of:=([.C22]-[.P$15])^2" office:value-type="float" office:value="1.25758717648474E+016" calcext:value-type="float">
            <text:p>12575871764847400</text:p>
          </table:table-cell>
          <table:table-cell table:formula="of:=([.D22]-[.Q$15])^2" office:value-type="float" office:value="2.28015020804346E+015" calcext:value-type="float">
            <text:p>2280150208043460</text:p>
          </table:table-cell>
          <table:table-cell table:formula="of:=([.E22]-[.R$15])^2" office:value-type="float" office:value="964343562426818" calcext:value-type="float">
            <text:p>964343562426818</text:p>
          </table:table-cell>
          <table:table-cell table:formula="of:=([.F22]-[.S$15])^2" office:value-type="float" office:value="2.31424480961888E+015" calcext:value-type="float">
            <text:p>23142448096188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108888" calcext:value-type="float">
            <text:p>111108888</text:p>
          </table:table-cell>
          <table:table-cell office:value-type="float" office:value="627724960" calcext:value-type="float">
            <text:p>627724960</text:p>
          </table:table-cell>
          <table:table-cell office:value-type="float" office:value="360612456" calcext:value-type="float">
            <text:p>360612456</text:p>
          </table:table-cell>
          <table:table-cell office:value-type="float" office:value="293117640" calcext:value-type="float">
            <text:p>293117640</text:p>
          </table:table-cell>
          <table:table-cell office:value-type="float" office:value="268453048" calcext:value-type="float">
            <text:p>268453048</text:p>
          </table:table-cell>
          <table:table-cell/>
          <table:table-cell table:formula="of:=([.B23]-[.O$15])^2" office:value-type="float" office:value="1.09695400712762E+015" calcext:value-type="float">
            <text:p>1096954007127620</text:p>
          </table:table-cell>
          <table:table-cell table:formula="of:=([.C23]-[.P$15])^2" office:value-type="float" office:value="1.41820075725093E+016" calcext:value-type="float">
            <text:p>14182007572509300</text:p>
          </table:table-cell>
          <table:table-cell table:formula="of:=([.D23]-[.Q$15])^2" office:value-type="float" office:value="3.91501871546818E+015" calcext:value-type="float">
            <text:p>3915018715468180</text:p>
          </table:table-cell>
          <table:table-cell table:formula="of:=([.E23]-[.R$15])^2" office:value-type="float" office:value="4.91407191251501E+015" calcext:value-type="float">
            <text:p>4914071912515010</text:p>
          </table:table-cell>
          <table:table-cell table:formula="of:=([.F23]-[.S$15])^2" office:value-type="float" office:value="5.40323176940103E+015" calcext:value-type="float">
            <text:p>54032317694010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693712" calcext:value-type="float">
            <text:p>120693712</text:p>
          </table:table-cell>
          <table:table-cell office:value-type="float" office:value="637111280" calcext:value-type="float">
            <text:p>637111280</text:p>
          </table:table-cell>
          <table:table-cell office:value-type="float" office:value="379885048" calcext:value-type="float">
            <text:p>379885048</text:p>
          </table:table-cell>
          <table:table-cell office:value-type="float" office:value="324492824" calcext:value-type="float">
            <text:p>324492824</text:p>
          </table:table-cell>
          <table:table-cell office:value-type="float" office:value="287666840" calcext:value-type="float">
            <text:p>287666840</text:p>
          </table:table-cell>
          <table:table-cell/>
          <table:table-cell table:formula="of:=([.B24]-[.O$15])^2" office:value-type="float" office:value="1.8237272742144E+015" calcext:value-type="float">
            <text:p>1823727274214400</text:p>
          </table:table-cell>
          <table:table-cell table:formula="of:=([.C24]-[.P$15])^2" office:value-type="float" office:value="1.65057111282786E+016" calcext:value-type="float">
            <text:p>16505711128278600</text:p>
          </table:table-cell>
          <table:table-cell table:formula="of:=([.D24]-[.Q$15])^2" office:value-type="float" office:value="6.69822793613496E+015" calcext:value-type="float">
            <text:p>6698227936134960</text:p>
          </table:table-cell>
          <table:table-cell table:formula="of:=([.E24]-[.R$15])^2" office:value-type="float" office:value="1.02973025909114E+016" calcext:value-type="float">
            <text:p>10297302590911400</text:p>
          </table:table-cell>
          <table:table-cell table:formula="of:=([.F24]-[.S$15])^2" office:value-type="float" office:value="8.59708563119728E+015" calcext:value-type="float">
            <text:p>859708563119728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3:05:23.320865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3:06:42.026420742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294" meta:object-count="0"/>
  </office:meta>
</office:document-meta>
</file>